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5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2.8661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2.90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pproxy.finanzen.at/cst/FinanzenAtRedesign/Share/chart.aspx?instruments=13,34149140,13,814&amp;style=miniweiss5025&amp;period=OneYear&amp;timezone=W.%20Europe%20Standard%20Time" draw:style-name="gr1" draw:text-style-name="P1" svg:width="0.5205in" svg:height="0.2598in" svg:x="18.1327in" svg:y="0.3555in">
            <draw:image xlink:href="https://pproxy.finanzen.at/cst/FinanzenAtRedesign/Share/chart.aspx?instruments=13,3414914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" draw:name="https://pproxy.finanzen.at/cst/FinanzenAtRedesign/Share/chart.aspx?instruments=13,11730015,13,814&amp;style=miniweiss5025&amp;period=OneYear&amp;timezone=W.%20Europe%20Standard%20Time" draw:style-name="gr1" draw:text-style-name="P1" svg:width="0.5205in" svg:height="0.2598in" svg:x="18.1327in" svg:y="0.5335in">
            <draw:image xlink:href="https://pproxy.finanzen.at/cst/FinanzenAtRedesign/Share/chart.aspx?instruments=13,11730015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" draw:name="https://pproxy.finanzen.at/cst/FinanzenAtRedesign/Share/chart.aspx?instruments=13,42119868,13,814&amp;style=miniweiss5025&amp;period=OneYear&amp;timezone=W.%20Europe%20Standard%20Time" draw:style-name="gr1" draw:text-style-name="P1" svg:width="0.5205in" svg:height="0.2598in" svg:x="18.1327in" svg:y="0.711in">
            <draw:image xlink:href="https://pproxy.finanzen.at/cst/FinanzenAtRedesign/Share/chart.aspx?instruments=13,42119868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" draw:name="https://pproxy.finanzen.at/cst/FinanzenAtRedesign/Share/chart.aspx?instruments=13,33273088,13,814&amp;style=miniweiss5025&amp;period=OneYear&amp;timezone=W.%20Europe%20Standard%20Time" draw:style-name="gr1" draw:text-style-name="P1" svg:width="0.5205in" svg:height="0.2598in" svg:x="18.1327in" svg:y="0.889in">
            <draw:image xlink:href="https://pproxy.finanzen.at/cst/FinanzenAtRedesign/Share/chart.aspx?instruments=13,33273088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" draw:name="https://pproxy.finanzen.at/cst/FinanzenAtRedesign/Share/chart.aspx?instruments=13,502455,13,814&amp;style=miniweiss5025&amp;period=OneYear&amp;timezone=W.%20Europe%20Standard%20Time" draw:style-name="gr1" draw:text-style-name="P1" svg:width="0.5205in" svg:height="0.2598in" svg:x="18.1327in" svg:y="1.0665in">
            <draw:image xlink:href="https://pproxy.finanzen.at/cst/FinanzenAtRedesign/Share/chart.aspx?instruments=13,502455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5" draw:name="https://pproxy.finanzen.at/cst/FinanzenAtRedesign/Share/chart.aspx?instruments=13,1095306,13,814&amp;style=miniweiss5025&amp;period=OneYear&amp;timezone=W.%20Europe%20Standard%20Time" draw:style-name="gr1" draw:text-style-name="P1" svg:width="0.5205in" svg:height="0.2598in" svg:x="18.1327in" svg:y="1.2445in">
            <draw:image xlink:href="https://pproxy.finanzen.at/cst/FinanzenAtRedesign/Share/chart.aspx?instruments=13,1095306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6" draw:name="https://pproxy.finanzen.at/cst/FinanzenAtRedesign/Share/chart.aspx?instruments=13,322646,13,814&amp;style=miniweiss5025&amp;period=OneYear&amp;timezone=W.%20Europe%20Standard%20Time" draw:style-name="gr1" draw:text-style-name="P1" svg:width="0.5205in" svg:height="0.2598in" svg:x="18.1327in" svg:y="1.422in">
            <draw:image xlink:href="https://pproxy.finanzen.at/cst/FinanzenAtRedesign/Share/chart.aspx?instruments=13,322646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7" draw:name="https://pproxy.finanzen.at/cst/FinanzenAtRedesign/Share/chart.aspx?instruments=13,19531091,13,814&amp;style=miniweiss5025&amp;period=OneYear&amp;timezone=W.%20Europe%20Standard%20Time" draw:style-name="gr1" draw:text-style-name="P1" svg:width="0.5205in" svg:height="0.2598in" svg:x="18.1327in" svg:y="1.6in">
            <draw:image xlink:href="https://pproxy.finanzen.at/cst/FinanzenAtRedesign/Share/chart.aspx?instruments=13,19531091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8" draw:name="https://pproxy.finanzen.at/cst/FinanzenAtRedesign/Share/chart.aspx?instruments=13,486352,13,814&amp;style=miniweiss5025&amp;period=OneYear&amp;timezone=W.%20Europe%20Standard%20Time" draw:style-name="gr1" draw:text-style-name="P1" svg:width="0.5205in" svg:height="0.2598in" svg:x="18.1327in" svg:y="1.778in">
            <draw:image xlink:href="https://pproxy.finanzen.at/cst/FinanzenAtRedesign/Share/chart.aspx?instruments=13,486352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9" draw:name="https://pproxy.finanzen.at/cst/FinanzenAtRedesign/Share/chart.aspx?instruments=13,11450563,13,814&amp;style=miniweiss5025&amp;period=OneYear&amp;timezone=W.%20Europe%20Standard%20Time" draw:style-name="gr1" draw:text-style-name="P1" svg:width="0.5205in" svg:height="0.2598in" svg:x="18.1327in" svg:y="1.9555in">
            <draw:image xlink:href="https://pproxy.finanzen.at/cst/FinanzenAtRedesign/Share/chart.aspx?instruments=13,1145056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0" draw:name="https://pproxy.finanzen.at/cst/FinanzenAtRedesign/Share/chart.aspx?instruments=13,10367293,13,814&amp;style=miniweiss5025&amp;period=OneYear&amp;timezone=W.%20Europe%20Standard%20Time" draw:style-name="gr1" draw:text-style-name="P1" svg:width="0.5205in" svg:height="0.2598in" svg:x="18.1327in" svg:y="2.1335in">
            <draw:image xlink:href="https://pproxy.finanzen.at/cst/FinanzenAtRedesign/Share/chart.aspx?instruments=13,1036729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1" draw:name="https://pproxy.finanzen.at/cst/FinanzenAtRedesign/Share/chart.aspx?instruments=13,931474,13,814&amp;style=miniweiss5025&amp;period=OneYear&amp;timezone=W.%20Europe%20Standard%20Time" draw:style-name="gr1" draw:text-style-name="P1" svg:width="0.5205in" svg:height="0.2598in" svg:x="18.1327in" svg:y="2.311in">
            <draw:image xlink:href="https://pproxy.finanzen.at/cst/FinanzenAtRedesign/Share/chart.aspx?instruments=13,931474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2" draw:name="https://pproxy.finanzen.at/cst/FinanzenAtRedesign/Share/chart.aspx?instruments=13,324410,13,814&amp;style=miniweiss5025&amp;period=OneYear&amp;timezone=W.%20Europe%20Standard%20Time" draw:style-name="gr1" draw:text-style-name="P1" svg:width="0.5205in" svg:height="0.2598in" svg:x="18.1327in" svg:y="2.489in">
            <draw:image xlink:href="https://pproxy.finanzen.at/cst/FinanzenAtRedesign/Share/chart.aspx?instruments=13,32441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3" draw:name="https://pproxy.finanzen.at/cst/FinanzenAtRedesign/Share/chart.aspx?instruments=13,123397,13,814&amp;style=miniweiss5025&amp;period=OneYear&amp;timezone=W.%20Europe%20Standard%20Time" draw:style-name="gr1" draw:text-style-name="P1" svg:width="0.5205in" svg:height="0.2598in" svg:x="18.1327in" svg:y="2.6665in">
            <draw:image xlink:href="https://pproxy.finanzen.at/cst/FinanzenAtRedesign/Share/chart.aspx?instruments=13,123397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4" draw:name="https://pproxy.finanzen.at/cst/FinanzenAtRedesign/Share/chart.aspx?instruments=13,558474,13,814&amp;style=miniweiss5025&amp;period=OneYear&amp;timezone=W.%20Europe%20Standard%20Time" draw:style-name="gr1" draw:text-style-name="P1" svg:width="0.5205in" svg:height="0.2598in" svg:x="18.1327in" svg:y="2.8445in">
            <draw:image xlink:href="https://pproxy.finanzen.at/cst/FinanzenAtRedesign/Share/chart.aspx?instruments=13,558474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5" draw:name="https://pproxy.finanzen.at/cst/FinanzenAtRedesign/Share/chart.aspx?instruments=13,487663,13,814&amp;style=miniweiss5025&amp;period=OneYear&amp;timezone=W.%20Europe%20Standard%20Time" draw:style-name="gr1" draw:text-style-name="P1" svg:width="0.5205in" svg:height="0.2598in" svg:x="18.1327in" svg:y="3.022in">
            <draw:image xlink:href="https://pproxy.finanzen.at/cst/FinanzenAtRedesign/Share/chart.aspx?instruments=13,48766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6" draw:name="https://pproxy.finanzen.at/cst/FinanzenAtRedesign/Share/chart.aspx?instruments=13,1177233,13,814&amp;style=miniweiss5025&amp;period=OneYear&amp;timezone=W.%20Europe%20Standard%20Time" draw:style-name="gr1" draw:text-style-name="P1" svg:width="0.5205in" svg:height="0.2598in" svg:x="18.1327in" svg:y="3.2in">
            <draw:image xlink:href="https://pproxy.finanzen.at/cst/FinanzenAtRedesign/Share/chart.aspx?instruments=13,117723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7" draw:name="https://pproxy.finanzen.at/cst/FinanzenAtRedesign/Share/chart.aspx?instruments=13,1124244,13,814&amp;style=miniweiss5025&amp;period=OneYear&amp;timezone=W.%20Europe%20Standard%20Time" draw:style-name="gr1" draw:text-style-name="P1" svg:width="0.5205in" svg:height="0.2598in" svg:x="18.1327in" svg:y="3.378in">
            <draw:image xlink:href="https://pproxy.finanzen.at/cst/FinanzenAtRedesign/Share/chart.aspx?instruments=13,1124244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8" draw:name="https://pproxy.finanzen.at/cst/FinanzenAtRedesign/Share/chart.aspx?instruments=13,1026592,13,814&amp;style=miniweiss5025&amp;period=OneYear&amp;timezone=W.%20Europe%20Standard%20Time" draw:style-name="gr1" draw:text-style-name="P1" svg:width="0.5205in" svg:height="0.2598in" svg:x="18.1327in" svg:y="3.5555in">
            <draw:image xlink:href="https://pproxy.finanzen.at/cst/FinanzenAtRedesign/Share/chart.aspx?instruments=13,1026592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19" draw:name="https://pproxy.finanzen.at/cst/FinanzenAtRedesign/Share/chart.aspx?instruments=13,1250633,13,814&amp;style=miniweiss5025&amp;period=OneYear&amp;timezone=W.%20Europe%20Standard%20Time" draw:style-name="gr1" draw:text-style-name="P1" svg:width="0.5205in" svg:height="0.2598in" svg:x="18.1327in" svg:y="3.7335in">
            <draw:image xlink:href="https://pproxy.finanzen.at/cst/FinanzenAtRedesign/Share/chart.aspx?instruments=13,125063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0" draw:name="https://pproxy.finanzen.at/cst/FinanzenAtRedesign/Share/chart.aspx?instruments=13,1252314,13,814&amp;style=miniweiss5025&amp;period=OneYear&amp;timezone=W.%20Europe%20Standard%20Time" draw:style-name="gr1" draw:text-style-name="P1" svg:width="0.5205in" svg:height="0.2598in" svg:x="18.1327in" svg:y="3.911in">
            <draw:image xlink:href="https://pproxy.finanzen.at/cst/FinanzenAtRedesign/Share/chart.aspx?instruments=13,1252314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1" draw:name="https://pproxy.finanzen.at/cst/FinanzenAtRedesign/Share/chart.aspx?instruments=13,497537,13,814&amp;style=miniweiss5025&amp;period=OneYear&amp;timezone=W.%20Europe%20Standard%20Time" draw:style-name="gr1" draw:text-style-name="P1" svg:width="0.5205in" svg:height="0.2598in" svg:x="18.1327in" svg:y="4.089in">
            <draw:image xlink:href="https://pproxy.finanzen.at/cst/FinanzenAtRedesign/Share/chart.aspx?instruments=13,497537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2" draw:name="https://pproxy.finanzen.at/cst/FinanzenAtRedesign/Share/chart.aspx?instruments=13,27913021,13,814&amp;style=miniweiss5025&amp;period=OneYear&amp;timezone=W.%20Europe%20Standard%20Time" draw:style-name="gr1" draw:text-style-name="P1" svg:width="0.5205in" svg:height="0.2598in" svg:x="18.1327in" svg:y="4.2665in">
            <draw:image xlink:href="https://pproxy.finanzen.at/cst/FinanzenAtRedesign/Share/chart.aspx?instruments=13,27913021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3" draw:name="https://pproxy.finanzen.at/cst/FinanzenAtRedesign/Share/chart.aspx?instruments=13,2969533,13,814&amp;style=miniweiss5025&amp;period=OneYear&amp;timezone=W.%20Europe%20Standard%20Time" draw:style-name="gr1" draw:text-style-name="P1" svg:width="0.5205in" svg:height="0.2598in" svg:x="18.1327in" svg:y="4.4445in">
            <draw:image xlink:href="https://pproxy.finanzen.at/cst/FinanzenAtRedesign/Share/chart.aspx?instruments=13,296953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4" draw:name="https://pproxy.finanzen.at/cst/FinanzenAtRedesign/Share/chart.aspx?instruments=13,24956043,13,814&amp;style=miniweiss5025&amp;period=OneYear&amp;timezone=W.%20Europe%20Standard%20Time" draw:style-name="gr1" draw:text-style-name="P1" svg:width="0.5205in" svg:height="0.2598in" svg:x="18.1327in" svg:y="4.622in">
            <draw:image xlink:href="https://pproxy.finanzen.at/cst/FinanzenAtRedesign/Share/chart.aspx?instruments=13,2495604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5" draw:name="https://pproxy.finanzen.at/cst/FinanzenAtRedesign/Share/chart.aspx?instruments=13,1038049,13,814&amp;style=miniweiss5025&amp;period=OneYear&amp;timezone=W.%20Europe%20Standard%20Time" draw:style-name="gr1" draw:text-style-name="P1" svg:width="0.5205in" svg:height="0.2598in" svg:x="18.1327in" svg:y="4.8in">
            <draw:image xlink:href="https://pproxy.finanzen.at/cst/FinanzenAtRedesign/Share/chart.aspx?instruments=13,1038049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6" draw:name="https://pproxy.finanzen.at/cst/FinanzenAtRedesign/Share/chart.aspx?instruments=13,33292346,13,814&amp;style=miniweiss5025&amp;period=OneYear&amp;timezone=W.%20Europe%20Standard%20Time" draw:style-name="gr1" draw:text-style-name="P1" svg:width="0.5205in" svg:height="0.2598in" svg:x="18.1327in" svg:y="4.978in">
            <draw:image xlink:href="https://pproxy.finanzen.at/cst/FinanzenAtRedesign/Share/chart.aspx?instruments=13,33292346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7" draw:name="https://pproxy.finanzen.at/cst/FinanzenAtRedesign/Share/chart.aspx?instruments=13,575913,13,814&amp;style=miniweiss5025&amp;period=OneYear&amp;timezone=W.%20Europe%20Standard%20Time" draw:style-name="gr1" draw:text-style-name="P1" svg:width="0.5205in" svg:height="0.2598in" svg:x="18.1327in" svg:y="5.1555in">
            <draw:image xlink:href="https://pproxy.finanzen.at/cst/FinanzenAtRedesign/Share/chart.aspx?instruments=13,57591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8" draw:name="https://pproxy.finanzen.at/cst/FinanzenAtRedesign/Share/chart.aspx?instruments=13,21591,13,814&amp;style=miniweiss5025&amp;period=OneYear&amp;timezone=W.%20Europe%20Standard%20Time" draw:style-name="gr1" draw:text-style-name="P1" svg:width="0.5205in" svg:height="0.2598in" svg:x="18.1327in" svg:y="5.3335in">
            <draw:image xlink:href="https://pproxy.finanzen.at/cst/FinanzenAtRedesign/Share/chart.aspx?instruments=13,21591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29" draw:name="https://pproxy.finanzen.at/cst/FinanzenAtRedesign/Share/chart.aspx?instruments=13,2028477,13,814&amp;style=miniweiss5025&amp;period=OneYear&amp;timezone=W.%20Europe%20Standard%20Time" draw:style-name="gr1" draw:text-style-name="P1" svg:width="0.5205in" svg:height="0.2598in" svg:x="18.1327in" svg:y="5.511in">
            <draw:image xlink:href="https://pproxy.finanzen.at/cst/FinanzenAtRedesign/Share/chart.aspx?instruments=13,2028477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0" draw:name="https://pproxy.finanzen.at/cst/FinanzenAtRedesign/Share/chart.aspx?instruments=13,37962490,13,814&amp;style=miniweiss5025&amp;period=OneYear&amp;timezone=W.%20Europe%20Standard%20Time" draw:style-name="gr1" draw:text-style-name="P1" svg:width="0.5205in" svg:height="0.2598in" svg:x="18.1327in" svg:y="5.689in">
            <draw:image xlink:href="https://pproxy.finanzen.at/cst/FinanzenAtRedesign/Share/chart.aspx?instruments=13,3796249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1" draw:name="https://pproxy.finanzen.at/cst/FinanzenAtRedesign/Share/chart.aspx?instruments=13,502805,13,814&amp;style=miniweiss5025&amp;period=OneYear&amp;timezone=W.%20Europe%20Standard%20Time" draw:style-name="gr1" draw:text-style-name="P1" svg:width="0.5205in" svg:height="0.2598in" svg:x="18.1327in" svg:y="5.8665in">
            <draw:image xlink:href="https://pproxy.finanzen.at/cst/FinanzenAtRedesign/Share/chart.aspx?instruments=13,502805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2" draw:name="https://pproxy.finanzen.at/cst/FinanzenAtRedesign/Share/chart.aspx?instruments=13,507170,13,814&amp;style=miniweiss5025&amp;period=OneYear&amp;timezone=W.%20Europe%20Standard%20Time" draw:style-name="gr1" draw:text-style-name="P1" svg:width="0.5205in" svg:height="0.2598in" svg:x="18.1327in" svg:y="6.0445in">
            <draw:image xlink:href="https://pproxy.finanzen.at/cst/FinanzenAtRedesign/Share/chart.aspx?instruments=13,50717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3" draw:name="https://pproxy.finanzen.at/cst/FinanzenAtRedesign/Share/chart.aspx?instruments=13,945657,13,814&amp;style=miniweiss5025&amp;period=OneYear&amp;timezone=W.%20Europe%20Standard%20Time" draw:style-name="gr1" draw:text-style-name="P1" svg:width="0.5205in" svg:height="0.2598in" svg:x="18.1327in" svg:y="6.222in">
            <draw:image xlink:href="https://pproxy.finanzen.at/cst/FinanzenAtRedesign/Share/chart.aspx?instruments=13,945657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4" draw:name="https://pproxy.finanzen.at/cst/FinanzenAtRedesign/Share/chart.aspx?instruments=13,341960,13,814&amp;style=miniweiss5025&amp;period=OneYear&amp;timezone=W.%20Europe%20Standard%20Time" draw:style-name="gr1" draw:text-style-name="P1" svg:width="0.5205in" svg:height="0.2598in" svg:x="18.1327in" svg:y="6.4in">
            <draw:image xlink:href="https://pproxy.finanzen.at/cst/FinanzenAtRedesign/Share/chart.aspx?instruments=13,34196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5" draw:name="https://pproxy.finanzen.at/cst/FinanzenAtRedesign/Share/chart.aspx?instruments=13,508063,13,814&amp;style=miniweiss5025&amp;period=OneYear&amp;timezone=W.%20Europe%20Standard%20Time" draw:style-name="gr1" draw:text-style-name="P1" svg:width="0.5205in" svg:height="0.2598in" svg:x="18.1327in" svg:y="6.578in">
            <draw:image xlink:href="https://pproxy.finanzen.at/cst/FinanzenAtRedesign/Share/chart.aspx?instruments=13,50806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6" draw:name="https://pproxy.finanzen.at/cst/FinanzenAtRedesign/Share/chart.aspx?instruments=13,1106818,13,814&amp;style=miniweiss5025&amp;period=OneYear&amp;timezone=W.%20Europe%20Standard%20Time" draw:style-name="gr1" draw:text-style-name="P1" svg:width="0.5205in" svg:height="0.2598in" svg:x="18.1327in" svg:y="6.7555in">
            <draw:image xlink:href="https://pproxy.finanzen.at/cst/FinanzenAtRedesign/Share/chart.aspx?instruments=13,1106818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7" draw:name="https://pproxy.finanzen.at/cst/FinanzenAtRedesign/Share/chart.aspx?instruments=13,49729630,13,814&amp;style=miniweiss5025&amp;period=OneYear&amp;timezone=W.%20Europe%20Standard%20Time" draw:style-name="gr1" draw:text-style-name="P1" svg:width="0.5205in" svg:height="0.2598in" svg:x="18.1327in" svg:y="6.9335in">
            <draw:image xlink:href="https://pproxy.finanzen.at/cst/FinanzenAtRedesign/Share/chart.aspx?instruments=13,4972963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8" draw:name="https://pproxy.finanzen.at/cst/FinanzenAtRedesign/Share/chart.aspx?instruments=13,829036,13,814&amp;style=miniweiss5025&amp;period=OneYear&amp;timezone=W.%20Europe%20Standard%20Time" draw:style-name="gr1" draw:text-style-name="P1" svg:width="0.5205in" svg:height="0.2598in" svg:x="18.1327in" svg:y="7.111in">
            <draw:image xlink:href="https://pproxy.finanzen.at/cst/FinanzenAtRedesign/Share/chart.aspx?instruments=13,829036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39" draw:name="https://pproxy.finanzen.at/cst/FinanzenAtRedesign/Share/chart.aspx?instruments=13,699381,13,814&amp;style=miniweiss5025&amp;period=OneYear&amp;timezone=W.%20Europe%20Standard%20Time" draw:style-name="gr1" draw:text-style-name="P1" svg:width="0.5205in" svg:height="0.2598in" svg:x="18.1327in" svg:y="7.289in">
            <draw:image xlink:href="https://pproxy.finanzen.at/cst/FinanzenAtRedesign/Share/chart.aspx?instruments=13,699381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0" draw:name="https://pproxy.finanzen.at/cst/FinanzenAtRedesign/Share/chart.aspx?instruments=13,817651,13,814&amp;style=miniweiss5025&amp;period=OneYear&amp;timezone=W.%20Europe%20Standard%20Time" draw:style-name="gr1" draw:text-style-name="P1" svg:width="0.5205in" svg:height="0.2598in" svg:x="18.1327in" svg:y="7.4665in">
            <draw:image xlink:href="https://pproxy.finanzen.at/cst/FinanzenAtRedesign/Share/chart.aspx?instruments=13,817651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1" draw:name="https://pproxy.finanzen.at/cst/FinanzenAtRedesign/Share/chart.aspx?instruments=13,345952,13,814&amp;style=miniweiss5025&amp;period=OneYear&amp;timezone=W.%20Europe%20Standard%20Time" draw:style-name="gr1" draw:text-style-name="P1" svg:width="0.5205in" svg:height="0.2598in" svg:x="18.1327in" svg:y="7.6445in">
            <draw:image xlink:href="https://pproxy.finanzen.at/cst/FinanzenAtRedesign/Share/chart.aspx?instruments=13,345952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2" draw:name="https://pproxy.finanzen.at/cst/FinanzenAtRedesign/Share/chart.aspx?instruments=13,509120,13,814&amp;style=miniweiss5025&amp;period=OneYear&amp;timezone=W.%20Europe%20Standard%20Time" draw:style-name="gr1" draw:text-style-name="P1" svg:width="0.5205in" svg:height="0.2598in" svg:x="18.1327in" svg:y="7.822in">
            <draw:image xlink:href="https://pproxy.finanzen.at/cst/FinanzenAtRedesign/Share/chart.aspx?instruments=13,50912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3" draw:name="https://pproxy.finanzen.at/cst/FinanzenAtRedesign/Share/chart.aspx?instruments=13,827766,13,814&amp;style=miniweiss5025&amp;period=OneYear&amp;timezone=W.%20Europe%20Standard%20Time" draw:style-name="gr1" draw:text-style-name="P1" svg:width="0.5205in" svg:height="0.2598in" svg:x="18.1327in" svg:y="8in">
            <draw:image xlink:href="https://pproxy.finanzen.at/cst/FinanzenAtRedesign/Share/chart.aspx?instruments=13,827766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4" draw:name="https://pproxy.finanzen.at/cst/FinanzenAtRedesign/Share/chart.aspx?instruments=13,59211791,13,814&amp;style=miniweiss5025&amp;period=OneYear&amp;timezone=W.%20Europe%20Standard%20Time" draw:style-name="gr1" draw:text-style-name="P1" svg:width="0.5205in" svg:height="0.2598in" svg:x="18.1327in" svg:y="8.178in">
            <draw:image xlink:href="https://pproxy.finanzen.at/cst/FinanzenAtRedesign/Share/chart.aspx?instruments=13,59211791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5" draw:name="https://pproxy.finanzen.at/cst/FinanzenAtRedesign/Share/chart.aspx?instruments=13,524773,13,814&amp;style=miniweiss5025&amp;period=OneYear&amp;timezone=W.%20Europe%20Standard%20Time" draw:style-name="gr1" draw:text-style-name="P1" svg:width="0.5205in" svg:height="0.2598in" svg:x="18.1327in" svg:y="8.3555in">
            <draw:image xlink:href="https://pproxy.finanzen.at/cst/FinanzenAtRedesign/Share/chart.aspx?instruments=13,524773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6" draw:name="https://pproxy.finanzen.at/cst/FinanzenAtRedesign/Share/chart.aspx?instruments=13,508670,13,814&amp;style=miniweiss5025&amp;period=OneYear&amp;timezone=W.%20Europe%20Standard%20Time" draw:style-name="gr1" draw:text-style-name="P1" svg:width="0.5205in" svg:height="0.2598in" svg:x="18.1327in" svg:y="8.5335in">
            <draw:image xlink:href="https://pproxy.finanzen.at/cst/FinanzenAtRedesign/Share/chart.aspx?instruments=13,508670,13,814&amp;style=miniweiss5025&amp;period=OneYear&amp;timezone=W.%20Europe%20Standard%20Time" xlink:type="simple" xlink:show="embed" xlink:actuate="onLoad" draw:mime-type="image/png">
              <text:p/>
            </draw:image>
          </draw:frame>
          <draw:frame draw:z-index="47" draw:name="https://pproxy.finanzen.at/cst/FinanzenAtRedesign/Share/chart.aspx?instruments=13,352781,13,814&amp;style=miniweiss5025&amp;period=OneYear&amp;timezone=W.%20Europe%20Standard%20Time" draw:style-name="gr1" draw:text-style-name="P1" svg:width="0.5205in" svg:height="0.2598in" svg:x="18.1327in" svg:y="8.711in">
            <draw:image xlink:href="https://pproxy.finanzen.at/cst/FinanzenAtRedesign/Share/chart.aspx?instruments=13,352781,13,814&amp;style=miniweiss5025&amp;period=OneYear&amp;timezone=W.%20Europe%20Standard%20Time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 table:number-columns-spanned="3" table:number-rows-spanned="1">
            <text:p>https://markets.businessinsider.com/index/components/euro_stoxx_50</text:p>
          </table:table-cell>
          <table:covered-table-cell table:number-columns-repeated="2"/>
          <table:table-cell table:style-name="Default" office:value-type="string" calcext:value-type="string">
            <text:p>https://en.wikipedia.org/wiki/Category:Companies_in_the_Euro_Stoxx_50</text:p>
          </table:table-cell>
          <table:table-cell table:style-name="ce4"/>
          <table:table-cell table:style-name="ce5" table:number-columns-repeated="6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 Wiki</text:p>
          </table:table-cell>
          <table:table-cell table:style-name="ce4"/>
          <table:table-cell table:style-name="ce5" table:number-columns-repeated="6"/>
        </table:table-row>
        <table:table-row table:style-name="ro2">
          <table:table-cell office:value-type="string" calcext:value-type="string">
            <text:p>AB INBEV SA-NV (ANHEUSER-BUSCH INBEV)</text:p>
          </table:table-cell>
          <table:table-cell office:value-type="string" calcext:value-type="string">
            <text:p>BUDFF</text:p>
          </table:table-cell>
          <table:table-cell office:value-type="string" calcext:value-type="string">
            <text:p><text:a xlink:href="https://markets.businessinsider.com/stocks/budff-stock" xlink:type="simple">AB InBev</text:a></text:p>
          </table:table-cell>
          <table:table-cell table:style-name="ce3" office:value-type="string" calcext:value-type="string">
            <text:p><text:a xlink:href="https://en.wikipedia.org/wiki/AB_InBev" xlink:type="simple">AB InBev</text:a></text:p>
          </table:table-cell>
          <table:table-cell office:value-type="string" calcext:value-type="string">
            <text:p>ANHEUSER-BUSCH INBE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ADDDF</text:p>
          </table:table-cell>
          <table:table-cell office:value-type="string" calcext:value-type="string">
            <text:p><text:a xlink:href="https://markets.businessinsider.com/stocks/adddf-stock" xlink:type="simple">adidas</text:a></text:p>
          </table:table-cell>
          <table:table-cell office:value-type="string" calcext:value-type="string">
            <text:p><text:a xlink:href="https://en.wikipedia.org/wiki/Adidas" xlink:type="simple">Adidas</text:a></text:p>
          </table:table-cell>
          <table:table-cell office:value-type="string" calcext:value-type="string">
            <text:p>ADI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YEN B.V. PARTS SOCIALES</text:p>
          </table:table-cell>
          <table:table-cell office:value-type="string" calcext:value-type="string">
            <text:p>ADYYF</text:p>
          </table:table-cell>
          <table:table-cell office:value-type="string" calcext:value-type="string">
            <text:p><text:a xlink:href="https://markets.businessinsider.com/stocks/adyyf-stock" xlink:type="simple">Adyen B.V. Parts Sociales</text:a></text:p>
          </table:table-cell>
          <table:table-cell office:value-type="string" calcext:value-type="string">
            <text:p><text:a xlink:href="https://en.wikipedia.org/wiki/Adyen" xlink:type="simple">Adyen</text:a></text:p>
          </table:table-cell>
          <table:table-cell office:value-type="string" calcext:value-type="string">
            <text:p>ADYE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HOLD DELHAIZE (AHOLD)</text:p>
          </table:table-cell>
          <table:table-cell office:value-type="string" calcext:value-type="string">
            <text:p>AHODF</text:p>
          </table:table-cell>
          <table:table-cell office:value-type="string" calcext:value-type="string">
            <text:p><text:a xlink:href="https://markets.businessinsider.com/stocks/ahodf-stock" xlink:type="simple">Ahold Delhaize</text:a></text:p>
          </table:table-cell>
          <table:table-cell office:value-type="string" calcext:value-type="string">
            <text:p><text:a xlink:href="https://en.wikipedia.org/wiki/Ahold_Delhaize" xlink:type="simple">Ahold Delhaize</text:a></text:p>
          </table:table-cell>
          <table:table-cell office:value-type="string" calcext:value-type="string">
            <text:p>AHOLD DELHA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 LIQUIDE S.A.</text:p>
          </table:table-cell>
          <table:table-cell office:value-type="string" calcext:value-type="string">
            <text:p>AIQUF</text:p>
          </table:table-cell>
          <table:table-cell office:value-type="string" calcext:value-type="string">
            <text:p><text:a xlink:href="https://markets.businessinsider.com/stocks/aiquf-stock" xlink:type="simple">Air Liquide</text:a></text:p>
          </table:table-cell>
          <table:table-cell office:value-type="string" calcext:value-type="string">
            <text:p><text:a xlink:href="https://en.wikipedia.org/wiki/Air_Liquide" xlink:type="simple">Air Liquide</text:a></text:p>
          </table:table-cell>
          <table:table-cell office:value-type="string" calcext:value-type="string">
            <text:p>AIR LIQU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BUS SE (EX EADS)</text:p>
          </table:table-cell>
          <table:table-cell office:value-type="string" calcext:value-type="string">
            <text:p>EADSF</text:p>
          </table:table-cell>
          <table:table-cell office:value-type="string" calcext:value-type="string">
            <text:p><text:a xlink:href="https://markets.businessinsider.com/stocks/eadsf-stock" xlink:type="simple">Airbus</text:a></text:p>
          </table:table-cell>
          <table:table-cell office:value-type="string" calcext:value-type="string">
            <text:p><text:a xlink:href="https://en.wikipedia.org/wiki/Airbus" xlink:type="simple">Airbus</text:a></text:p>
          </table:table-cell>
          <table:table-cell office:value-type="string" calcext:value-type="string">
            <text:p>AIRB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ANZ</text:p>
          </table:table-cell>
          <table:table-cell office:value-type="string" calcext:value-type="string">
            <text:p>ALIZF</text:p>
          </table:table-cell>
          <table:table-cell office:value-type="string" calcext:value-type="string">
            <text:p><text:a xlink:href="https://markets.businessinsider.com/stocks/alizf-stock" xlink:type="simple">Allianz</text:a></text:p>
          </table:table-cell>
          <table:table-cell office:value-type="string" calcext:value-type="string">
            <text:p><text:a xlink:href="https://en.wikipedia.org/wiki/Allianz" xlink:type="simple">Allianz</text:a></text:p>
          </table:table-cell>
          <table:table-cell office:value-type="string" calcext:value-type="string">
            <text:p>ALLIA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ML NV</text:p>
          </table:table-cell>
          <table:table-cell office:value-type="string" calcext:value-type="string">
            <text:p>ASMLF</text:p>
          </table:table-cell>
          <table:table-cell office:value-type="string" calcext:value-type="string">
            <text:p><text:a xlink:href="https://markets.businessinsider.com/stocks/asmlf-stock" xlink:type="simple">ASML NV</text:a></text:p>
          </table:table-cell>
          <table:table-cell office:value-type="string" calcext:value-type="string">
            <text:p><text:a xlink:href="https://en.wikipedia.org/wiki/ASML_Holding" xlink:type="simple">ASML Holding</text:a></text:p>
          </table:table-cell>
          <table:table-cell office:value-type="string" calcext:value-type="string">
            <text:p>ASML HLD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A S.A.</text:p>
          </table:table-cell>
          <table:table-cell office:value-type="string" calcext:value-type="string">
            <text:p>AXAHF</text:p>
          </table:table-cell>
          <table:table-cell office:value-type="string" calcext:value-type="string">
            <text:p><text:a xlink:href="https://markets.businessinsider.com/stocks/axahf-stock" xlink:type="simple">AXA</text:a></text:p>
          </table:table-cell>
          <table:table-cell office:value-type="string" calcext:value-type="string">
            <text:p><text:a xlink:href="https://en.wikipedia.org/wiki/Axa" xlink:type="simple">Axa</text:a></text:p>
          </table:table-cell>
          <table:table-cell office:value-type="string" calcext:value-type="string">
            <text:p>AX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F</text:p>
          </table:table-cell>
          <table:table-cell office:value-type="string" calcext:value-type="string">
            <text:p>BFFAF</text:p>
          </table:table-cell>
          <table:table-cell office:value-type="string" calcext:value-type="string">
            <text:p><text:a xlink:href="https://markets.businessinsider.com/stocks/bffaf-stock" xlink:type="simple">BASF</text:a></text:p>
          </table:table-cell>
          <table:table-cell office:value-type="string" calcext:value-type="string">
            <text:p><text:a xlink:href="https://en.wikipedia.org/wiki/BASF" xlink:type="simple">BASF</text:a></text:p>
          </table:table-cell>
          <table:table-cell office:value-type="string" calcext:value-type="string">
            <text:p>BASF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YER</text:p>
          </table:table-cell>
          <table:table-cell office:value-type="string" calcext:value-type="string">
            <text:p>BAYZF</text:p>
          </table:table-cell>
          <table:table-cell office:value-type="string" calcext:value-type="string">
            <text:p><text:a xlink:href="https://markets.businessinsider.com/stocks/bayzf-stock" xlink:type="simple">Bayer</text:a></text:p>
          </table:table-cell>
          <table:table-cell office:value-type="string" calcext:value-type="string">
            <text:p><text:a xlink:href="https://en.wikipedia.org/wiki/Bayer" xlink:type="simple">Bayer</text:a></text:p>
          </table:table-cell>
          <table:table-cell office:value-type="string" calcext:value-type="string">
            <text:p>BAYE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BBVA SA (BANCO BILBAO VIZCAYA ARGENTARIA)</text:p>
          </table:table-cell>
          <table:table-cell office:value-type="string" calcext:value-type="string">
            <text:p>BBVXF</text:p>
          </table:table-cell>
          <table:table-cell office:value-type="string" calcext:value-type="string">
            <text:p><text:a xlink:href="https://markets.businessinsider.com/stocks/bbvxf-stock" xlink:type="simple">BBVA</text:a></text:p>
          </table:table-cell>
          <table:table-cell office:value-type="string" calcext:value-type="string">
            <text:p><text:a xlink:href="https://en.wikipedia.org/wiki/Banco_Bilbao_Vizcaya_Argentaria" xlink:type="simple">Banco Bilbao Vizcaya Argentaria</text:a></text:p>
          </table:table-cell>
          <table:table-cell office:value-type="string" calcext:value-type="string">
            <text:p>BCO BILBAO VIZCAYA ARGENTARIA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MW AG</text:p>
          </table:table-cell>
          <table:table-cell office:value-type="string" calcext:value-type="string">
            <text:p>BAMXF</text:p>
          </table:table-cell>
          <table:table-cell office:value-type="string" calcext:value-type="string">
            <text:p><text:a xlink:href="https://markets.businessinsider.com/stocks/bamxf-stock" xlink:type="simple">BMW</text:a></text:p>
          </table:table-cell>
          <table:table-cell office:value-type="string" calcext:value-type="string">
            <text:p><text:a xlink:href="https://en.wikipedia.org/wiki/BMW" xlink:type="simple">BMW</text:a></text:p>
          </table:table-cell>
          <table:table-cell office:value-type="string" calcext:value-type="string">
            <text:p>BMW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NP PARIBAS S.A.</text:p>
          </table:table-cell>
          <table:table-cell office:value-type="string" calcext:value-type="string">
            <text:p>BNPQF</text:p>
          </table:table-cell>
          <table:table-cell office:value-type="string" calcext:value-type="string">
            <text:p><text:a xlink:href="https://markets.businessinsider.com/stocks/bnpqf-stock" xlink:type="simple">BNP Paribas</text:a></text:p>
          </table:table-cell>
          <table:table-cell office:value-type="string" calcext:value-type="string">
            <text:p><text:a xlink:href="https://en.wikipedia.org/wiki/BNP_Paribas" xlink:type="simple">BNP Paribas</text:a></text:p>
          </table:table-cell>
          <table:table-cell office:value-type="string" calcext:value-type="string">
            <text:p>BNP PARIBAS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RH PLC</text:p>
          </table:table-cell>
          <table:table-cell office:value-type="string" calcext:value-type="string">
            <text:p>CRHCF</text:p>
          </table:table-cell>
          <table:table-cell office:value-type="string" calcext:value-type="string">
            <text:p><text:a xlink:href="https://markets.businessinsider.com/stocks/crhcf-stock" xlink:type="simple">CRH</text:a></text:p>
          </table:table-cell>
          <table:table-cell office:value-type="string" calcext:value-type="string">
            <text:p><text:a xlink:href="https://en.wikipedia.org/wiki/CRH_plc" xlink:type="simple">CRH plc</text:a></text:p>
          </table:table-cell>
          <table:table-cell office:value-type="string" calcext:value-type="string">
            <text:p>CRH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NONE S.A.</text:p>
          </table:table-cell>
          <table:table-cell office:value-type="string" calcext:value-type="string">
            <text:p>GPDNF</text:p>
          </table:table-cell>
          <table:table-cell office:value-type="string" calcext:value-type="string">
            <text:p><text:a xlink:href="https://markets.businessinsider.com/stocks/gpdnf-stock" xlink:type="simple">Danone</text:a></text:p>
          </table:table-cell>
          <table:table-cell office:value-type="string" calcext:value-type="string">
            <text:p><text:a xlink:href="https://en.wikipedia.org/wiki/Danone" xlink:type="simple">Danone</text:a></text:p>
          </table:table-cell>
          <table:table-cell office:value-type="string" calcext:value-type="string">
            <text:p>DANON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UTSCHE BÖRSE AG</text:p>
          </table:table-cell>
          <table:table-cell office:value-type="string" calcext:value-type="string">
            <text:p>DBOEF</text:p>
          </table:table-cell>
          <table:table-cell office:value-type="string" calcext:value-type="string">
            <text:p><text:a xlink:href="https://markets.businessinsider.com/stocks/dboef-stock" xlink:type="simple">Deutsche Börse</text:a></text:p>
          </table:table-cell>
          <table:table-cell office:value-type="string" calcext:value-type="string">
            <text:p><text:a xlink:href="https://en.wikipedia.org/wiki/Deutsche_Börse" xlink:type="simple">Deutsche Börse</text:a></text:p>
          </table:table-cell>
          <table:table-cell office:value-type="string" calcext:value-type="string">
            <text:p>DEUTSCHE BOERS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UTSCHE POST AG</text:p>
          </table:table-cell>
          <table:table-cell office:value-type="string" calcext:value-type="string">
            <text:p>DPSTF</text:p>
          </table:table-cell>
          <table:table-cell office:value-type="string" calcext:value-type="string">
            <text:p><text:a xlink:href="https://markets.businessinsider.com/stocks/dpstf-stock" xlink:type="simple">Deutsche Post</text:a></text:p>
          </table:table-cell>
          <table:table-cell office:value-type="string" calcext:value-type="string">
            <text:p><text:a xlink:href="https://en.wikipedia.org/wiki/Deutsche_Post" xlink:type="simple">Deutsche Post</text:a></text:p>
          </table:table-cell>
          <table:table-cell office:value-type="string" calcext:value-type="string">
            <text:p>DEUTSCHE PO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UTSCHE TELEKOM AG</text:p>
          </table:table-cell>
          <table:table-cell office:value-type="string" calcext:value-type="string">
            <text:p>DTEGF</text:p>
          </table:table-cell>
          <table:table-cell office:value-type="string" calcext:value-type="string">
            <text:p><text:a xlink:href="https://markets.businessinsider.com/stocks/dtegf-stock" xlink:type="simple">Deutsche Telekom</text:a></text:p>
          </table:table-cell>
          <table:table-cell office:value-type="string" calcext:value-type="string">
            <text:p><text:a xlink:href="https://en.wikipedia.org/wiki/Deutsche_Telekom" xlink:type="simple">Deutsche Telekom</text:a></text:p>
          </table:table-cell>
          <table:table-cell office:value-type="string" calcext:value-type="string">
            <text:p>DEUTSCHE TELEKOM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EL S.P.A.</text:p>
          </table:table-cell>
          <table:table-cell office:value-type="string" calcext:value-type="string">
            <text:p>ESOCF</text:p>
          </table:table-cell>
          <table:table-cell office:value-type="string" calcext:value-type="string">
            <text:p><text:a xlink:href="https://markets.businessinsider.com/stocks/esocf-stock" xlink:type="simple">Enel</text:a></text:p>
          </table:table-cell>
          <table:table-cell office:value-type="string" calcext:value-type="string">
            <text:p><text:a xlink:href="https://en.wikipedia.org/wiki/Enel" xlink:type="simple">Enel</text:a></text:p>
          </table:table-cell>
          <table:table-cell office:value-type="string" calcext:value-type="string">
            <text:p>ENEL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I S.P.A.</text:p>
          </table:table-cell>
          <table:table-cell office:value-type="string" calcext:value-type="string">
            <text:p>EIPAF</text:p>
          </table:table-cell>
          <table:table-cell office:value-type="string" calcext:value-type="string">
            <text:p><text:a xlink:href="https://markets.businessinsider.com/stocks/eipaf-stock" xlink:type="simple">Eni</text:a></text:p>
          </table:table-cell>
          <table:table-cell office:value-type="string" calcext:value-type="string">
            <text:p><text:a xlink:href="https://en.wikipedia.org/wiki/Eni" xlink:type="simple">Eni</text:a></text:p>
          </table:table-cell>
          <table:table-cell office:value-type="string" calcext:value-type="string">
            <text:p>ENI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ESSILORLUXOTTICA</text:p>
          </table:table-cell>
          <table:table-cell office:value-type="string" calcext:value-type="string">
            <text:p>ESLOF</text:p>
          </table:table-cell>
          <table:table-cell office:value-type="string" calcext:value-type="string">
            <text:p><text:a xlink:href="https://markets.businessinsider.com/stocks/eslof-stock" xlink:type="simple">EssilorLuxottica</text:a></text:p>
          </table:table-cell>
          <table:table-cell office:value-type="string" calcext:value-type="string">
            <text:p><text:a xlink:href="https://en.wikipedia.org/wiki/EssilorLuxottica" xlink:type="simple">EssilorLuxottica</text:a></text:p>
          </table:table-cell>
          <table:table-cell office:value-type="string" calcext:value-type="string">
            <text:p>ESSILORLUXOTTIC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LUTTER ENTERTAINMENT PLC REGISTERED SHS</text:p>
          </table:table-cell>
          <table:table-cell office:value-type="string" calcext:value-type="string">
            <text:p>PDYPF</text:p>
          </table:table-cell>
          <table:table-cell office:value-type="string" calcext:value-type="string">
            <text:p><text:a xlink:href="https://markets.businessinsider.com/stocks/pdypf-stock" xlink:type="simple">Flutter Entertainment</text:a></text:p>
          </table:table-cell>
          <table:table-cell office:value-type="string" calcext:value-type="string">
            <text:p><text:a xlink:href="https://en.wikipedia.org/wiki/Flutter_Entertainment" xlink:type="simple">Flutter Entertainment</text:a></text:p>
          </table:table-cell>
          <table:table-cell office:value-type="string" calcext:value-type="string">
            <text:p>FLUTTER ENTERTAINMEN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s://en.wikipedia.org/wiki/Hermès" xlink:type="simple">Hermès</text:a></text:p>
          </table:table-cell>
          <table:table-cell office:value-type="string" calcext:value-type="string">
            <text:p>HERMES INTERNAT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ERDROLA SA</text:p>
          </table:table-cell>
          <table:table-cell office:value-type="string" calcext:value-type="string">
            <text:p>IBDSF</text:p>
          </table:table-cell>
          <table:table-cell office:value-type="string" calcext:value-type="string">
            <text:p><text:a xlink:href="https://markets.businessinsider.com/stocks/ibdsf-stock" xlink:type="simple">Iberdrola</text:a></text:p>
          </table:table-cell>
          <table:table-cell office:value-type="string" calcext:value-type="string">
            <text:p><text:a xlink:href="https://en.wikipedia.org/wiki/Iberdrola" xlink:type="simple">Iberdrola</text:a></text:p>
          </table:table-cell>
          <table:table-cell office:value-type="string" calcext:value-type="string">
            <text:p>IBERDR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TEX S.A. (INDUSTRIA DE DISENO TEXTIL)</text:p>
          </table:table-cell>
          <table:table-cell office:value-type="string" calcext:value-type="string">
            <text:p>IDEXF</text:p>
          </table:table-cell>
          <table:table-cell office:value-type="string" calcext:value-type="string">
            <text:p><text:a xlink:href="https://markets.businessinsider.com/stocks/idexf-stock" xlink:type="simple">Inditex</text:a></text:p>
          </table:table-cell>
          <table:table-cell office:value-type="string" calcext:value-type="string">
            <text:p><text:a xlink:href="https://en.wikipedia.org/wiki/Inditex" xlink:type="simple">Inditex</text:a></text:p>
          </table:table-cell>
          <table:table-cell office:value-type="string" calcext:value-type="string">
            <text:p>Industria de Diseno Textil 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INEON AG</text:p>
          </table:table-cell>
          <table:table-cell office:value-type="string" calcext:value-type="string">
            <text:p>IFNNF</text:p>
          </table:table-cell>
          <table:table-cell office:value-type="string" calcext:value-type="string">
            <text:p><text:a xlink:href="https://markets.businessinsider.com/stocks/ifnnf-stock" xlink:type="simple">Infineon</text:a></text:p>
          </table:table-cell>
          <table:table-cell office:value-type="string" calcext:value-type="string">
            <text:p><text:a xlink:href="https://en.wikipedia.org/wiki/Infineon_Technologies" xlink:type="simple">Infineon Technologies</text:a></text:p>
          </table:table-cell>
          <table:table-cell office:value-type="string" calcext:value-type="string">
            <text:p>INFINEON TECHNOLOG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 GROUP</text:p>
          </table:table-cell>
          <table:table-cell office:value-type="string" calcext:value-type="string">
            <text:p>INGVF</text:p>
          </table:table-cell>
          <table:table-cell office:value-type="string" calcext:value-type="string">
            <text:p><text:a xlink:href="https://markets.businessinsider.com/stocks/ingvf-stock" xlink:type="simple">ING Group</text:a></text:p>
          </table:table-cell>
          <table:table-cell office:value-type="string" calcext:value-type="string">
            <text:p><text:a xlink:href="https://en.wikipedia.org/wiki/ING_Group" xlink:type="simple">ING Group</text:a></text:p>
          </table:table-cell>
          <table:table-cell office:value-type="string" calcext:value-type="string">
            <text:p>ING GR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SA SANPAOLO S.P.A.</text:p>
          </table:table-cell>
          <table:table-cell office:value-type="string" calcext:value-type="string">
            <text:p>IITSF</text:p>
          </table:table-cell>
          <table:table-cell office:value-type="string" calcext:value-type="string">
            <text:p><text:a xlink:href="https://markets.businessinsider.com/stocks/iitsf-stock" xlink:type="simple">Intesa Sanpaolo</text:a></text:p>
          </table:table-cell>
          <table:table-cell office:value-type="string" calcext:value-type="string">
            <text:p><text:a xlink:href="https://en.wikipedia.org/wiki/Intesa_Sanpaolo" xlink:type="simple">Intesa Sanpaolo</text:a></text:p>
          </table:table-cell>
          <table:table-cell office:value-type="string" calcext:value-type="string">
            <text:p>INTESA SANPAOLO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KERING</text:p>
          </table:table-cell>
          <table:table-cell office:value-type="string" calcext:value-type="string">
            <text:p>PPRUF</text:p>
          </table:table-cell>
          <table:table-cell office:value-type="string" calcext:value-type="string">
            <text:p><text:a xlink:href="https://markets.businessinsider.com/stocks/ppruf-stock" xlink:type="simple">Kering</text:a></text:p>
          </table:table-cell>
          <table:table-cell office:value-type="string" calcext:value-type="string">
            <text:p><text:a xlink:href="https://en.wikipedia.org/wiki/Kering" xlink:type="simple">Kering</text:a></text:p>
          </table:table-cell>
          <table:table-cell office:value-type="string" calcext:value-type="string">
            <text:p>Ke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E OYJ</text:p>
          </table:table-cell>
          <table:table-cell office:value-type="string" calcext:value-type="string">
            <text:p>KNYJF</text:p>
          </table:table-cell>
          <table:table-cell office:value-type="string" calcext:value-type="string">
            <text:p><text:a xlink:href="https://markets.businessinsider.com/stocks/knyjf-stock" xlink:type="simple">Kone</text:a></text:p>
          </table:table-cell>
          <table:table-cell office:value-type="string" calcext:value-type="string">
            <text:p><text:a xlink:href="https://en.wikipedia.org/wiki/Kone" xlink:type="simple">Kone</text:a></text:p>
          </table:table-cell>
          <table:table-cell office:value-type="string" calcext:value-type="string">
            <text:p>KONE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DE PLC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<text:a xlink:href="https://markets.businessinsider.com/stocks/lin-stock" xlink:type="simple">Linde</text:a></text:p>
          </table:table-cell>
          <table:table-cell office:value-type="string" calcext:value-type="string">
            <text:p><text:a xlink:href="https://en.wikipedia.org/wiki/Linde_plc" xlink:type="simple">Linde plc</text:a></text:p>
          </table:table-cell>
          <table:table-cell office:value-type="string" calcext:value-type="string">
            <text:p>LIND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'ORÉAL S.A. (L'OREAL, L OREAL)</text:p>
          </table:table-cell>
          <table:table-cell office:value-type="string" calcext:value-type="string">
            <text:p>LRLCF</text:p>
          </table:table-cell>
          <table:table-cell office:value-type="string" calcext:value-type="string">
            <text:p><text:a xlink:href="https://markets.businessinsider.com/stocks/lrlcf-stock" xlink:type="simple">L'Oréal</text:a></text:p>
          </table:table-cell>
          <table:table-cell office:value-type="string" calcext:value-type="string">
            <text:p><text:a xlink:href="https://en.wikipedia.org/wiki/L%27Oréal" xlink:type="simple">L'Oréal</text:a></text:p>
          </table:table-cell>
          <table:table-cell office:value-type="string" calcext:value-type="string">
            <text:p>L'ORE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MH MOET HENNESSY LOUIS VUITTON S.A.</text:p>
          </table:table-cell>
          <table:table-cell office:value-type="string" calcext:value-type="string">
            <text:p>LVMHF</text:p>
          </table:table-cell>
          <table:table-cell office:value-type="string" calcext:value-type="string">
            <text:p><text:a xlink:href="https://markets.businessinsider.com/stocks/lvmhf-stock" xlink:type="simple">LVMH Moet Hennessy Louis Vuitton</text:a></text:p>
          </table:table-cell>
          <table:table-cell office:value-type="string" calcext:value-type="string">
            <text:p><text:a xlink:href="https://en.wikipedia.org/wiki/LVMH" xlink:type="simple">LVMH</text:a></text:p>
          </table:table-cell>
          <table:table-cell office:value-type="string" calcext:value-type="string">
            <text:p>LVMH MOET HENNESS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CEDES-BENZ GROUP (EX DAIMLER)</text:p>
          </table:table-cell>
          <table:table-cell office:value-type="string" calcext:value-type="string">
            <text:p>DDAIF</text:p>
          </table:table-cell>
          <table:table-cell office:value-type="string" calcext:value-type="string">
            <text:p><text:a xlink:href="https://markets.businessinsider.com/stocks/ddaif-stock" xlink:type="simple">Mercedes-Benz Group</text:a></text:p>
          </table:table-cell>
          <table:table-cell office:value-type="string" calcext:value-type="string">
            <text:p><text:a xlink:href="https://en.wikipedia.org/wiki/Mercedes-Benz_Group" xlink:type="simple">Mercedes-Benz Group</text:a></text:p>
          </table:table-cell>
          <table:table-cell office:value-type="string" calcext:value-type="string">
            <text:p>MERCEDES-BENZ GRO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NCHENER RÜCKVERSICHERUNGS-GESELLSCHAFT AG (MUNICH RE)</text:p>
          </table:table-cell>
          <table:table-cell office:value-type="string" calcext:value-type="string">
            <text:p>MURGF</text:p>
          </table:table-cell>
          <table:table-cell office:value-type="string" calcext:value-type="string">
            <text:p><text:a xlink:href="https://markets.businessinsider.com/stocks/murgf-stock" xlink:type="simple">Münchener Rückversicherungs-Gesellschaft</text:a></text:p>
          </table:table-cell>
          <table:table-cell office:value-type="string" calcext:value-type="string">
            <text:p><text:a xlink:href="https://en.wikipedia.org/wiki/Munich_Re" xlink:type="simple">Munich Re</text:a></text:p>
          </table:table-cell>
          <table:table-cell office:value-type="string" calcext:value-type="string">
            <text:p>MUENCHENER RU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NOD RICARD S.A.</text:p>
          </table:table-cell>
          <table:table-cell office:value-type="string" calcext:value-type="string">
            <text:p>PDRDF</text:p>
          </table:table-cell>
          <table:table-cell office:value-type="string" calcext:value-type="string">
            <text:p><text:a xlink:href="https://markets.businessinsider.com/stocks/pdrdf-stock" xlink:type="simple">Pernod Ricard</text:a></text:p>
          </table:table-cell>
          <table:table-cell office:value-type="string" calcext:value-type="string">
            <text:p><text:a xlink:href="https://en.wikipedia.org/wiki/Pernod_Ricard" xlink:type="simple">Pernod Ricard</text:a></text:p>
          </table:table-cell>
          <table:table-cell office:value-type="string" calcext:value-type="string">
            <text:p>PERNOD RIC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S N.V.</text:p>
          </table:table-cell>
          <table:table-cell office:value-type="string" calcext:value-type="string">
            <text:p>RYLPF</text:p>
          </table:table-cell>
          <table:table-cell office:value-type="string" calcext:value-type="string">
            <text:p><text:a xlink:href="https://markets.businessinsider.com/stocks/rylpf-stock" xlink:type="simple">Philips</text:a></text:p>
          </table:table-cell>
          <table:table-cell office:value-type="string" calcext:value-type="string">
            <text:p><text:a xlink:href="https://en.wikipedia.org/wiki/Philips" xlink:type="simple">Philips</text:a></text:p>
          </table:table-cell>
          <table:table-cell office:value-type="string" calcext:value-type="string">
            <text:p>PHIL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SUS N.V.</text:p>
          </table:table-cell>
          <table:table-cell office:value-type="string" calcext:value-type="string">
            <text:p>PROSF</text:p>
          </table:table-cell>
          <table:table-cell office:value-type="string" calcext:value-type="string">
            <text:p><text:a xlink:href="https://markets.businessinsider.com/stocks/prosf-stock" xlink:type="simple">Prosus</text:a></text:p>
          </table:table-cell>
          <table:table-cell office:value-type="string" calcext:value-type="string">
            <text:p><text:a xlink:href="https://en.wikipedia.org/wiki/Prosus" xlink:type="simple">Prosus</text:a></text:p>
          </table:table-cell>
          <table:table-cell office:value-type="string" calcext:value-type="string">
            <text:p>Pros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FRAN S.A.</text:p>
          </table:table-cell>
          <table:table-cell office:value-type="string" calcext:value-type="string">
            <text:p>SAFRF</text:p>
          </table:table-cell>
          <table:table-cell office:value-type="string" calcext:value-type="string">
            <text:p><text:a xlink:href="https://markets.businessinsider.com/stocks/safrf-stock" xlink:type="simple">SAFRAN</text:a></text:p>
          </table:table-cell>
          <table:table-cell office:value-type="string" calcext:value-type="string">
            <text:p><text:a xlink:href="https://en.wikipedia.org/wiki/Safran" xlink:type="simple">Safran</text:a></text:p>
          </table:table-cell>
          <table:table-cell office:value-type="string" calcext:value-type="string">
            <text:p>SAF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OFI S.A.</text:p>
          </table:table-cell>
          <table:table-cell office:value-type="string" calcext:value-type="string">
            <text:p>SNYNF</text:p>
          </table:table-cell>
          <table:table-cell office:value-type="string" calcext:value-type="string">
            <text:p><text:a xlink:href="https://markets.businessinsider.com/stocks/snynf-stock" xlink:type="simple">Sanofi</text:a></text:p>
          </table:table-cell>
          <table:table-cell office:value-type="string" calcext:value-type="string">
            <text:p><text:a xlink:href="https://en.wikipedia.org/wiki/Sanofi" xlink:type="simple">Sanofi</text:a></text:p>
          </table:table-cell>
          <table:table-cell office:value-type="string" calcext:value-type="string">
            <text:p>SANOF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NDER S.A. (BANCO SANTANDER CENTRAL HISPANO)</text:p>
          </table:table-cell>
          <table:table-cell office:value-type="string" calcext:value-type="string">
            <text:p>BCDRF</text:p>
          </table:table-cell>
          <table:table-cell office:value-type="string" calcext:value-type="string">
            <text:p><text:a xlink:href="https://markets.businessinsider.com/stocks/bcdrf-stock" xlink:type="simple">Santander</text:a></text:p>
          </table:table-cell>
          <table:table-cell office:value-type="string" calcext:value-type="string">
            <text:p><text:a xlink:href="https://en.wikipedia.org/wiki/Banco_Santander" xlink:type="simple">Banco Santander</text:a></text:p>
          </table:table-cell>
          <table:table-cell office:value-type="string" calcext:value-type="string">
            <text:p>BCO SANTA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P SE</text:p>
          </table:table-cell>
          <table:table-cell office:value-type="string" calcext:value-type="string">
            <text:p>SAPGF</text:p>
          </table:table-cell>
          <table:table-cell office:value-type="string" calcext:value-type="string">
            <text:p><text:a xlink:href="https://markets.businessinsider.com/stocks/sapgf-stock" xlink:type="simple">SAP</text:a></text:p>
          </table:table-cell>
          <table:table-cell office:value-type="string" calcext:value-type="string">
            <text:p><text:a xlink:href="https://en.wikipedia.org/wiki/SAP" xlink:type="simple">SAP</text:a></text:p>
          </table:table-cell>
          <table:table-cell office:value-type="string" calcext:value-type="string">
            <text:p>SA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CHNEIDER ELECTRIC S.A.</text:p>
          </table:table-cell>
          <table:table-cell office:value-type="string" calcext:value-type="string">
            <text:p>SBGSF</text:p>
          </table:table-cell>
          <table:table-cell office:value-type="string" calcext:value-type="string">
            <text:p><text:a xlink:href="https://markets.businessinsider.com/stocks/sbgsf-stock" xlink:type="simple">Schneider Electric</text:a></text:p>
          </table:table-cell>
          <table:table-cell office:value-type="string" calcext:value-type="string">
            <text:p><text:a xlink:href="https://en.wikipedia.org/wiki/Schneider_Electric" xlink:type="simple">Schneider Electric</text:a></text:p>
          </table:table-cell>
          <table:table-cell office:value-type="string" calcext:value-type="string">
            <text:p>SCHNEIDER ELECT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MENS AG</text:p>
          </table:table-cell>
          <table:table-cell office:value-type="string" calcext:value-type="string">
            <text:p>SMAWF</text:p>
          </table:table-cell>
          <table:table-cell office:value-type="string" calcext:value-type="string">
            <text:p><text:a xlink:href="https://markets.businessinsider.com/stocks/smawf-stock" xlink:type="simple">Siemens</text:a></text:p>
          </table:table-cell>
          <table:table-cell office:value-type="string" calcext:value-type="string">
            <text:p><text:a xlink:href="https://en.wikipedia.org/wiki/Siemens" xlink:type="simple">Siemens</text:a></text:p>
          </table:table-cell>
          <table:table-cell office:value-type="string" calcext:value-type="string">
            <text:p>SIEM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LLANTIS</text:p>
          </table:table-cell>
          <table:table-cell office:value-type="string" calcext:value-type="string">
            <text:p>STLA</text:p>
          </table:table-cell>
          <table:table-cell office:value-type="string" calcext:value-type="string">
            <text:p><text:a xlink:href="https://markets.businessinsider.com/stocks/stla-stock" xlink:type="simple">Stellantis</text:a></text:p>
          </table:table-cell>
          <table:table-cell office:value-type="string" calcext:value-type="string">
            <text:p><text:a xlink:href="https://en.wikipedia.org/wiki/Stellantis" xlink:type="simple">Stellantis</text:a></text:p>
          </table:table-cell>
          <table:table-cell office:value-type="string" calcext:value-type="string">
            <text:p>STELLANTIS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3">
          <table:table-cell office:value-type="string" calcext:value-type="string">
            <text:p>TOTALENERGIES</text:p>
          </table:table-cell>
          <table:table-cell office:value-type="string" calcext:value-type="string">
            <text:p>TTFNF</text:p>
          </table:table-cell>
          <table:table-cell office:value-type="string" calcext:value-type="string">
            <text:p><text:a xlink:href="https://markets.businessinsider.com/stocks/ttfnf-stock" xlink:type="simple">TotalEnergies</text:a></text:p>
          </table:table-cell>
          <table:table-cell office:value-type="string" calcext:value-type="string">
            <text:p><text:a xlink:href="https://en.wikipedia.org/wiki/TotalEnergies" xlink:type="simple">TotalEnergies</text:a></text:p>
          </table:table-cell>
          <table:table-cell office:value-type="string" calcext:value-type="string">
            <text:p>TOTALENERG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CI</text:p>
          </table:table-cell>
          <table:table-cell office:value-type="string" calcext:value-type="string">
            <text:p>VCISF</text:p>
          </table:table-cell>
          <table:table-cell office:value-type="string" calcext:value-type="string">
            <text:p><text:a xlink:href="https://markets.businessinsider.com/stocks/vcisf-stock" xlink:type="simple">VINCI</text:a></text:p>
          </table:table-cell>
          <table:table-cell office:value-type="string" calcext:value-type="string">
            <text:p><text:a xlink:href="https://en.wikipedia.org/wiki/Vinci_SA" xlink:type="simple">Vinci SA</text:a></text:p>
          </table:table-cell>
          <table:table-cell office:value-type="string" calcext:value-type="string">
            <text:p>VINCI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OLKSWAGEN (VW) AG VZ.</text:p>
          </table:table-cell>
          <table:table-cell office:value-type="string" calcext:value-type="string">
            <text:p>VLKPF</text:p>
          </table:table-cell>
          <table:table-cell office:value-type="string" calcext:value-type="string">
            <text:p><text:a xlink:href="https://markets.businessinsider.com/stocks/vlkpf-stock" xlink:type="simple">Volkswagen</text:a></text:p>
          </table:table-cell>
          <table:table-cell office:value-type="string" calcext:value-type="string">
            <text:p><text:a xlink:href="https://en.wikipedia.org/wiki/Volkswagen_Group" xlink:type="simple">Volkswagen Group</text:a></text:p>
          </table:table-cell>
          <table:table-cell office:value-type="string" calcext:value-type="string">
            <text:p>VOLKSWAGEN P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OVIA SE (EX DEUTSCHE ANNINGTON)</text:p>
          </table:table-cell>
          <table:table-cell office:value-type="string" calcext:value-type="string">
            <text:p>VNNVF</text:p>
          </table:table-cell>
          <table:table-cell office:value-type="string" calcext:value-type="string">
            <text:p><text:a xlink:href="https://markets.businessinsider.com/stocks/vnnvf-stock" xlink:type="simple">Vonovia</text:a></text:p>
          </table:table-cell>
          <table:table-cell office:value-type="string" calcext:value-type="string">
            <text:p><text:a xlink:href="https://en.wikipedia.org/wiki/Vonovia" xlink:type="simple">Vonovia</text:a></text:p>
          </table:table-cell>
          <table:table-cell office:value-type="string" calcext:value-type="string">
            <text:p>Vonovia SE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Default" table:number-columns-repeated="9"/>
        </table:table-row>
      </table:table>
      <table:named-expressions/>
      <table:database-ranges>
        <table:database-range table:name="__Anonymous_Sheet_DB__0" table:target-range-address="Sheet1.E3:Sheet1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0:57:28.500910828</meta:creation-date>
    <dc:date>2022-03-18T11:50:10.949719542</dc:date>
    <meta:editing-duration>PT10M11S</meta:editing-duration>
    <meta:editing-cycles>1</meta:editing-cycles>
    <meta:document-statistic meta:table-count="1" meta:cell-count="253" meta:object-count="48"/>
    <meta:generator>LibreOffice/7.2.5.2$Linux_X86_64 LibreOffice_project/20$Build-2</meta:generator>
  </office:meta>
</office:document-meta>
</file>